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15.005cm"/>
    </style:style>
    <style:style style:name="Tabla1.B" style:family="table-column">
      <style:table-column-properties style:column-width="1.995cm"/>
    </style:style>
    <style:style style:name="Tabla1.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style style:name="P14" style:family="paragraph" style:parent-style-name="Text_20_body" style:list-style-name="L8">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juanandev.notion.site/M-dulo-de-Angular-2-114dfc94b00481029c7edee3d926fe1e" text:style-name="Internet_20_link" text:visited-style-name="Visited_20_Internet_20_Link">https://juanandev.notion.site/M-dulo-de-Angular-2-114dfc94b00481029c7edee3d926fe1e</text:a></text:p>
      <text:p text:style-name="Standard"/>
      <text:h text:style-name="Heading_20_1" text:outline-level="1">Módulo de Angular 2</text:h>
      <text:h text:style-name="Heading_20_1" text:outline-level="1">Aplicación de Sistema de Blog en Angular</text:h>
      <text:p text:style-name="Text_20_body">El objetivo del ejercicio es desarrollar un sistema de blog en angular a través de un array de datos estático creado en el propio servicio de Angular. Es decir no hay que hacer conexión HTTP a ninguna API, es todo desde un array multidimensional de JSON.</text:p>
      <text:p text:style-name="Text_20_body"><text:span text:style-name="Strong_20_Emphasis">Descripción del ejercicio</text:span></text:p>
      <text:p text:style-name="Text_20_body"><text:span text:style-name="Strong_20_Emphasis">Blog Angular:</text:span></text:p>
      <text:list xml:id="list4284569276" text:style-name="L1">
        <text:list-item>
          <text:p text:style-name="P3">Permitir a los usuarios crear publicaciones de viajes de blog a través de un formulario y visualizarlas </text:p>
        </text:list-item>
        <text:list-item>
          <text:p text:style-name="P3">El blog tiene que tener un listado de noticias y poder visualizar la noticia </text:p>
        </text:list-item>
        <text:list-item>
          <text:p text:style-name="P2">También podrá filtrar por categoria de los viajes y por titulo. </text:p>
        </text:list-item>
      </text:list>
      <text:p text:style-name="Text_20_body">La aplicación que desarrollemos dispondrá de tres rutas</text:p>
      <text:p text:style-name="Text_20_body"><text:span text:style-name="Strong_20_Emphasis">/home.</text:span> Se trata de la ruta de acceso al blog donde aparecen el listado de Post que tengamos en el array antes mencionado</text:p>
      <text:p text:style-name="Text_20_body"><text:span text:style-name="Strong_20_Emphasis">/new.</text:span> Dentro de esta ruta encontramos el formulario que nos permita agregar post a nuestro blog. Los datos del blog son los siguientes.</text:p>
      <text:list xml:id="list2122438090" text:style-name="L2">
        <text:list-item>
          <text:p text:style-name="P5">Titulo de la publicación </text:p>
        </text:list-item>
        <text:list-item>
          <text:p text:style-name="P5">Texto de la publicación </text:p>
        </text:list-item>
        <text:list-item>
          <text:p text:style-name="P5">Imagen del blog (en formato url no tenéis que subir el archivo físico) </text:p>
        </text:list-item>
        <text:list-item>
          <text:p text:style-name="P5">categoría de blog. (Categoría tendrá su propio interfaz) </text:p>
        </text:list-item>
        <text:list-item>
          <text:p text:style-name="P4">fecha de publicación. </text:p>
        </text:list-item>
      </text:list>
      <text:p text:style-name="Text_20_body">Todos los campos son obligatorios y el formulario tendrá que validar que se introducen correctamente, tendrías que crear un validador propio que permita comprobar que la url esta correcta a través de una expresión regular (tal y como hicimos en el DNI)</text:p>
      <text:p text:style-name="Text_20_body">El selector de categorias se llenará de un array de categorías que estará en el su propio servicio.</text:p>
      <text:p text:style-name="Text_20_body"><text:span text:style-name="Strong_20_Emphasis">/post/:idpost.</text:span> Esta vista mostrará la vista del post con toda la información de la publicación</text:p>
      <text:p text:style-name="Text_20_body"><text:span text:style-name="Strong_20_Emphasis">Categorías de Post:</text:span></text:p>
      <text:list xml:id="list30266608" text:style-name="L3">
        <text:list-item>
          <text:p text:style-name="P6">El selector de categorias podreis colocarlo donde querais, teniendo en cuenta donde este, deberéis usar una tecnica u otra para obtener la categoría. Output o Params. </text:p>
        </text:list-item>
      </text:list>
      <text:p text:style-name="Text_20_body"><text:span text:style-name="Strong_20_Emphasis">Filtros y Búsquedas:</text:span></text:p>
      <text:list xml:id="list4203210512" text:style-name="L4">
        <text:list-item>
          <text:p text:style-name="P8">Permitir al usuario filtrar los post por categoria . </text:p>
        </text:list-item>
        <text:list-item>
          <text:p text:style-name="P7">Implementar un campo de búsqueda para encontrar post específicos por titulo. </text:p>
        </text:list-item>
      </text:list>
      <text:p text:style-name="Text_20_body">La maquetación la tendréis que hacer con CSS y Bootstrap como framework de css para ayudaros a</text:p>
      <text:p text:style-name="Text_20_body"><text:soft-page-break/><text:span text:style-name="Strong_20_Emphasis">PASOS A SEGUIR:</text:span></text:p>
      <text:p text:style-name="Text_20_body">Definir el interfaz de datos de nuestra aplicación. En este caso tendremos que definir el interfaz Post que cuenta con las siguientes propiedades:</text:p>
      <text:list xml:id="list2445623877" text:style-name="L5">
        <text:list-item>
          <text:p text:style-name="P9"><text:span text:style-name="Strong_20_Emphasis">id, Titulo, texto, autor, imagen (puede ser una url), fecha, categoria:ICategory</text:span> </text:p>
        </text:list-item>
      </text:list>
      <text:p text:style-name="Text_20_body">Y el interfaz de Category que cuenta con las siguientes propiedades.</text:p>
      <text:list xml:id="list1681568101" text:style-name="L6">
        <text:list-item>
          <text:p text:style-name="P10"><text:span text:style-name="Strong_20_Emphasis">id, Titulo</text:span> </text:p>
        </text:list-item>
      </text:list>
      <text:p text:style-name="Text_20_body">El siguiente paso es la creación del Servicio que se encargará de manejar la información de nuestra aplicación.</text:p>
      <text:p text:style-name="Text_20_body">Dentro del servicio necesitamos definir un array como propiedad del mismo donde insertaremos los diferentes Post. Y otro array como propiedad donde crearemos 5 categorías, Playa, Montaña, Ciudad, Rural, Festivales.</text:p>
      <text:p text:style-name="Text_20_body">Dicho servicio dispondrá de un método <text:span text:style-name="Strong_20_Emphasis">insert(Post)</text:span> que nos permitirá agregar los Post cuando lo indiquemos desde el formulario</text:p>
      <text:p text:style-name="Text_20_body">Además incluiremos el método <text:span text:style-name="Strong_20_Emphasis">getAll</text:span> para recuperar todos los Post de nuestro blog</text:p>
      <text:p text:style-name="Text_20_body">Y por último definiremos el método <text:span text:style-name="Strong_20_Emphasis">getByCategoria(cat)</text:span> para que nos devuelva los post de una categoría concreta</text:p>
      <text:p text:style-name="Text_20_body">El siguiente elemento a definir es el componente <text:span text:style-name="Strong_20_Emphasis">BlogComponent</text:span> Se trata de un componente que, recibe del servicio todos los Post y los muestra de manera ordenada.</text:p>
      <text:p text:style-name="Text_20_body">Disponer de un selector de categorías que nos permitan filtrar por categoría. Este se llenará desde una array de categorías del servicio el servicio a través de un método</text:p>
      <text:p text:style-name="Text_20_body"><text:span text:style-name="Strong_20_Emphasis">getAllCategories()</text:span></text:p>
      <text:p text:style-name="Text_20_body">Metodo <text:span text:style-name="Strong_20_Emphasis">getById(id</text:span>) que me devolverá la información de un solo post.</text:p>
      <text:p text:style-name="Text_20_body">Desarrollaremos el componente <text:span text:style-name="Strong_20_Emphasis">FormularioComponent</text:span> Este componente representa un formulario con los diferentes campos del modelo Post. Cuando pulsemos el botón enviar, el formulario debe mandar al servicio la información del nuevo Post para que se almacene junto a los demás, previamente de haberlo validado.</text:p>
      <text:p text:style-name="Text_20_body">Desarrollaremos el componente <text:span text:style-name="Strong_20_Emphasis">ViewPost</text:span> donde se muestra la información del post individualmente</text:p>
      <text:h text:style-name="Heading_20_3" text:outline-level="3"><text:span text:style-name="Strong_20_Emphasis">Requisitos Técnicos:</text:span></text:h>
      <text:list xml:id="list3533900636" text:style-name="L7">
        <text:list-item>
          <text:p text:style-name="P12"><text:span text:style-name="Strong_20_Emphasis">Componentes Angular</text:span>: Crear componentes para la lista de post, formulario de creación de post. </text:p>
        </text:list-item>
        <text:list-item>
          <text:p text:style-name="P12"><text:span text:style-name="Strong_20_Emphasis">Servicios Angular</text:span>: Implementar servicios para la gestión de los post y de categorias. </text:p>
        </text:list-item>
        <text:list-item>
          <text:p text:style-name="P12"><text:span text:style-name="Strong_20_Emphasis">Formularios Reactivos</text:span>: Utilizar formularios reactivos para añadir y editar los post, con validaciones adecuadas. </text:p>
        </text:list-item>
        <text:list-item>
          <text:p text:style-name="P11"><text:span text:style-name="Strong_20_Emphasis">Interfaces:</text:span> Tipados correctamente los datos </text:p>
        </text:list-item>
      </text:list>
      <text:h text:style-name="Heading_20_3" text:outline-level="3"><text:soft-page-break/><text:span text:style-name="Strong_20_Emphasis">Entregables:</text:span></text:h>
      <text:list xml:id="list3101093561" text:style-name="L8">
        <text:list-item>
          <text:p text:style-name="P14">Código completo de la aplicación en Angular. </text:p>
        </text:list-item>
        <text:list-item>
          <text:p text:style-name="P13">Repositorio de codigo en github por tareas, y muchos commit. </text:p>
        </text:list-item>
      </text:list>
      <table:table table:name="Tabla1" table:style-name="Tabla1">
        <table:table-column table:style-name="Tabla1.A"/>
        <table:table-column table:style-name="Tabla1.B"/>
        <table:table-header-rows>
          <table:table-row table:style-name="TableLine2831473242256">
            <table:table-cell table:style-name="Tabla1.A1" office:value-type="string">
              <text:p text:style-name="Table_20_Heading">Este criterio depende de una competencia del aprendizaje Estructura y Organización del Proyecto Evaluación de la estructura del proyecto y la correcta separación en componentes y servicios.</text:p>
            </table:table-cell>
            <table:table-cell table:style-name="Tabla1.A1" office:value-type="string">
              <text:p text:style-name="Table_20_Heading">10 puntos</text:p>
            </table:table-cell>
          </table:table-row>
        </table:table-header-rows>
        <table:table-row table:style-name="TableLine2831473242256">
          <table:table-cell table:style-name="Tabla1.A1" office:value-type="string">
            <text:p text:style-name="Table_20_Contents">Este criterio depende de una competencia del aprendizajeGestión y Creación de Post Implementación correcta de la creación, visualización y eliminación de post, con validaciones adecuadas.</text:p>
          </table:table-cell>
          <table:table-cell table:style-name="Tabla1.A1" office:value-type="string">
            <text:p text:style-name="Table_20_Contents">20 puntos</text:p>
          </table:table-cell>
        </table:table-row>
        <table:table-row table:style-name="TableLine2831473242256">
          <table:table-cell table:style-name="Tabla1.A1" office:value-type="string">
            <text:p text:style-name="Table_20_Contents">Este criterio depende de una competencia del aprendizajeVista de post individual y uso de rutas Funcionalidad completa para mostrar el post individual y captura de rutas</text:p>
          </table:table-cell>
          <table:table-cell table:style-name="Tabla1.A1" office:value-type="string">
            <text:p text:style-name="Table_20_Contents">15 puntos</text:p>
          </table:table-cell>
        </table:table-row>
        <table:table-row table:style-name="TableLine2831473242256">
          <table:table-cell table:style-name="Tabla1.A1" office:value-type="string">
            <text:p text:style-name="Table_20_Contents">Este criterio depende de una competencia del aprendizaje Filtros y Búsquedas Implementación de filtros avanzados y búsqueda para gestionar y encontrar post especificos por nombre y categoria</text:p>
          </table:table-cell>
          <table:table-cell table:style-name="Tabla1.A1" office:value-type="string">
            <text:p text:style-name="Table_20_Contents">25 puntos</text:p>
          </table:table-cell>
        </table:table-row>
        <table:table-row table:style-name="TableLine2831473242256">
          <table:table-cell table:style-name="Tabla1.A1" office:value-type="string">
            <text:p text:style-name="Table_20_Contents">Este criterio depende de una competencia del aprendizaje Formularios Reactivos y Validaciones Uso de formularios reactivos para la creación de gastos, con validaciones en los campos de entrada.</text:p>
          </table:table-cell>
          <table:table-cell table:style-name="Tabla1.A1" office:value-type="string">
            <text:p text:style-name="Table_20_Contents">20 puntos</text:p>
          </table:table-cell>
        </table:table-row>
        <table:table-row table:style-name="TableLine2831473242256">
          <table:table-cell table:style-name="Tabla1.A1" office:value-type="string">
            <text:p text:style-name="Table_20_Contents">Este criterio depende de una competencia del aprendizaje Calidad del Código y OrganizaciónCódigo limpio, bien organizado y comentado, siguiendo las mejores prácticas de Angular.</text:p>
          </table:table-cell>
          <table:table-cell table:style-name="Tabla1.A1" office:value-type="string">
            <text:p text:style-name="Table_20_Contents">5 puntos</text:p>
          </table:table-cell>
        </table:table-row>
        <table:table-row table:style-name="TableLine2831473242256">
          <table:table-cell table:style-name="Tabla1.A1" office:value-type="string">
            <text:p text:style-name="Table_20_Contents">Este criterio depende de una competencia del aprendizaje Extras / InnovacionesPuntos adicionales por funcionalidades extras como notificaciones, exportación de datos, o integración con APIs externas.</text:p>
          </table:table-cell>
          <table:table-cell table:style-name="Tabla1.A1" office:value-type="string">
            <text:p text:style-name="Table_20_Contents">5 puntos</text:p>
          </table:table-cell>
        </table:table-row>
        <table:table-row table:style-name="TableLine2831473242256">
          <table:table-cell table:style-name="Tabla1.A1" office:value-type="string">
            <text:p text:style-name="Table_20_Contents">Puntos totales: 100</text:p>
          </table:table-cell>
          <table:table-cell table:style-name="Tabla1.A1" office:value-type="string">
            <text:p text:style-name="P1"/>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6T08:54:26.367000000</meta:creation-date>
    <dc:date>2025-03-26T08:55:18.501000000</dc:date>
    <meta:editing-duration>PT53S</meta:editing-duration>
    <meta:editing-cycles>1</meta:editing-cycles>
    <meta:document-statistic meta:table-count="1" meta:image-count="0" meta:object-count="0" meta:page-count="3" meta:paragraph-count="65" meta:word-count="890" meta:character-count="5723" meta:non-whitespace-character-count="4898"/>
    <meta:generator>LibreOffice/7.3.0.3$Windows_X86_64 LibreOffice_project/0f246aa12d0eee4a0f7adcefbf7c878fc2238db3</meta:generator>
  </office:meta>
</office:document-meta>
</file>